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0F000003C3910B6B77.png" manifest:media-type="image/png"/>
  <manifest:file-entry manifest:full-path="Pictures/10000001000006FE000002BD98FD7CEC.png" manifest:media-type="image/png"/>
  <manifest:file-entry manifest:full-path="Pictures/1000000100000753000002F7CBD9C2E0.png" manifest:media-type="image/png"/>
  <manifest:file-entry manifest:full-path="Pictures/1000000100000710000002F82775F093.png" manifest:media-type="image/png"/>
  <manifest:file-entry manifest:full-path="Pictures/100000010000072C0000033FDAB01870.png" manifest:media-type="image/png"/>
  <manifest:file-entry manifest:full-path="Pictures/10000001000007420000032A6DE510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3ff" officeooo:paragraph-rsid="0007f3ff"/>
    </style:style>
    <style:style style:name="P2" style:family="paragraph" style:parent-style-name="Standard">
      <style:text-properties officeooo:rsid="00087a35" officeooo:paragraph-rsid="00087a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1" text:anchor-type="char" svg:x="0in" svg:y="0in" svg:width="6.9252in" svg:height="3.6902in" draw:z-index="0"><draw:image xlink:href="Pictures/100000010000070F000003C3910B6B77.png" xlink:type="simple" xlink:show="embed" xlink:actuate="onLoad" draw:mime-type="image/png"/></draw:frame>D</text:p>
      <text:p text:style-name="P2"><draw:frame draw:style-name="fr2" draw:name="Image2" text:anchor-type="char" svg:width="6.9252in" svg:height="2.8028in" draw:z-index="1"><draw:image xlink:href="Pictures/1000000100000753000002F7CBD9C2E0.png" xlink:type="simple" xlink:show="embed" xlink:actuate="onLoad" draw:mime-type="image/png"/></draw:frame>Part 3<text:line-break/><draw:frame draw:style-name="fr3" draw:name="Image3" text:anchor-type="char" svg:width="6.9252in" svg:height="3.1339in" draw:z-index="2"><draw:image xlink:href="Pictures/100000010000072C0000033FDAB01870.png" xlink:type="simple" xlink:show="embed" xlink:actuate="onLoad" draw:mime-type="image/png"/></draw:frame>:</text:p>
      <text:p text:style-name="P2"/>
      <text:p text:style-name="P2"/>
      <text:p text:style-name="P2"><draw:frame draw:style-name="fr1" draw:name="Image4" text:anchor-type="char" svg:x="0in" svg:y="0in" svg:width="6.9252in" svg:height="2.7118in" draw:z-index="3"><draw:image xlink:href="Pictures/10000001000006FE000002BD98FD7CEC.png" xlink:type="simple" xlink:show="embed" xlink:actuate="onLoad" draw:mime-type="image/png"/></draw:frame><draw:frame draw:style-name="fr1" draw:name="Image5" text:anchor-type="char" svg:x="-0.1098in" svg:y="2.6756in" svg:width="6.9252in" svg:height="3.0189in" draw:z-index="4"><draw:image xlink:href="Pictures/10000001000007420000032A6DE51090.png" xlink:type="simple" xlink:show="embed" xlink:actuate="onLoad" draw:mime-type="image/png"/></draw:frame><draw:frame draw:style-name="fr1" draw:name="Image6" text:anchor-type="char" svg:x="0in" svg:y="5.7547in" svg:width="6.9252in" svg:height="2.9102in" draw:z-index="5"><draw:image xlink:href="Pictures/1000000100000710000002F82775F093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18:10:23.524716900</meta:creation-date>
    <dc:date>2025-07-07T19:02:44.520474000</dc:date>
    <meta:editing-duration>PT16M5S</meta:editing-duration>
    <meta:editing-cycles>2</meta:editing-cycles>
    <meta:generator>LibreOffice/25.2.4.3$Windows_X86_64 LibreOffice_project/33e196637044ead23f5c3226cde09b47731f7e27</meta:generator>
    <meta:print-date>2025-07-07T19:03:11.970581500</meta:print-date>
    <meta:printed-by>PDF files</meta:printed-by>
    <meta:document-statistic meta:table-count="0" meta:image-count="6" meta:object-count="0" meta:page-count="2" meta:paragraph-count="2" meta:word-count="4" meta:character-count="9" meta:non-whitespace-character-count="7"/>
  </office:meta>
</office:document-meta>
</file>